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3">
      <style:graphic-properties draw:fill-color="#ffffff" fo:min-height="12.179cm"/>
    </style:style>
    <style:style style:name="pr5" style:family="presentation" style:parent-style-name="Default-subtitle" style:list-style-name="L3">
      <style:graphic-properties draw:fill-color="#ffffff" fo:min-height="12.179cm"/>
    </style:style>
    <style:style style:name="pr6" style:family="presentation" style:parent-style-name="Default-subtitle" style:list-style-name="L3">
      <style:graphic-properties draw:fill-color="#ffffff" fo:min-height="12.179cm"/>
    </style:style>
    <style:style style:name="pr7" style:family="presentation" style:parent-style-name="Default-subtitle" style:list-style-name="L3">
      <style:graphic-properties draw:fill-color="#ffffff" fo:min-height="12.179cm"/>
    </style:style>
    <style:style style:name="pr8" style:family="presentation" style:parent-style-name="Default-subtitle" style:list-style-name="L3">
      <style:graphic-properties draw:fill-color="#ffffff" fo:min-height="12.179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ossible careers for Scientists</text:p>
          </draw:text-box>
        </draw:frame>
        <draw:frame presentation:style-name="pr2" draw:text-style-name="P1" draw:layer="layout" svg:width="25.199cm" svg:height="12.661cm" svg:x="1.4cm" svg:y="4.673cm" presentation:class="subtitle" presentation:user-transformed="true">
          <draw:text-box>
            <text:p text:style-name="P1">Physicists (all scientists in general) have the advantage of being trained in many different things besides their focus:</text:p>
            <text:list text:style-name="L3">
              <text:list-item>
                <text:p text:style-name="P1">Advanced Mathematics</text:p>
              </text:list-item>
              <text:list-item>
                <text:p text:style-name="P1">Logical and critical thinking</text:p>
              </text:list-item>
              <text:list-item>
                <text:p text:style-name="P1">Problem solving</text:p>
              </text:list-item>
              <text:list-item>
                <text:p text:style-name="P1">Programming skills</text:p>
              </text:list-item>
              <text:list-item>
                <text:p text:style-name="P1">Communication</text:p>
              </text:list-item>
              <text:list-item>
                <text:p text:style-name="P1">Experience in working in foreign countries and working with people of different nationalit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ossible careers for Scientists</text:p>
          </draw:text-box>
        </draw:frame>
        <draw:frame presentation:style-name="pr4" draw:text-style-name="P1" draw:layer="layout" svg:width="25.199cm" svg:height="13.927cm" svg:x="1.4cm" svg:y="4.04cm" presentation:class="subtitle" presentation:user-transformed="true">
          <draw:text-box>
            <text:list text:style-name="L3">
              <text:list-item>
                <text:p text:style-name="P1">Research and Academia</text:p>
                <text:list>
                  <text:list-item>
                    <text:p text:style-name="P1">Post-doc, professorship</text:p>
                  </text:list-item>
                  <text:list-item>
                    <text:p text:style-name="P1">Staff member of institute</text:p>
                  </text:list-item>
                </text:list>
              </text:list-item>
              <text:list-item>
                <text:p text:style-name="P1">Industry</text:p>
                <text:list>
                  <text:list-item>
                    <text:p text:style-name="P1">Technical industry (e.g. car industry)</text:p>
                  </text:list-item>
                  <text:list-item>
                    <text:p text:style-name="P1">Programming (e.g. Computer games)</text:p>
                  </text:list-item>
                </text:list>
              </text:list-item>
              <text:list-item>
                <text:p text:style-name="P1">Public service and Politics</text:p>
                <text:list>
                  <text:list-item>
                    <text:p text:style-name="P1">Teacher</text:p>
                  </text:list-item>
                  <text:list-item>
                    <text:p text:style-name="P1">Chancellor (e.g. Bundeskanzlerin Angela Merkel)</text:p>
                  </text:list-item>
                </text:list>
              </text:list-item>
              <text:list-item>
                <text:p text:style-name="P1">Self employ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Research and Academia</text:p>
          </draw:text-box>
        </draw:frame>
        <draw:frame presentation:style-name="pr5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Industry</text:p>
          </draw:text-box>
        </draw:frame>
        <draw:frame presentation:style-name="pr6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ublic service and Politics</text:p>
          </draw:text-box>
        </draw:frame>
        <draw:frame presentation:style-name="pr7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elf employment</text:p>
          </draw:text-box>
        </draw:frame>
        <draw:frame presentation:style-name="pr8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6T16:44:00.499060002</meta:creation-date>
    <dc:date>2016-11-16T17:03:39.734753809</dc:date>
    <meta:editing-duration>PT3M48S</meta:editing-duration>
    <meta:editing-cycles>2</meta:editing-cycles>
    <meta:generator>LibreOffice/4.2.8.2$Linux_X86_64 LibreOffice_project/420m0$Build-2</meta:generator>
    <meta:document-statistic meta:object-count="45"/>
  </office:meta>
</office:document-meta>
</file>